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28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svg:stroke-opacity="100%" draw:textarea-vertical-align="middle"/>
    </style:style>
    <style:style style:name="gr34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5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color="#89c765" draw:textarea-vertical-align="middle"/>
    </style:style>
    <style:style style:name="gr39" style:family="graphic" style:parent-style-name="standard">
      <style:graphic-properties svg:stroke-color="#89c765" draw:textarea-vertical-align="middle"/>
    </style:style>
    <style:style style:name="gr40" style:family="graphic" style:parent-style-name="standard">
      <style:graphic-properties svg:stroke-color="#72bf44" draw:textarea-vertical-align="middle"/>
    </style:style>
    <style:style style:name="gr41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2" style:family="graphic" style:parent-style-name="standard">
      <style:graphic-properties svg:stroke-color="#89c765" draw:fill-color="#89c765" draw:textarea-vertical-align="middle"/>
    </style:style>
    <style:style style:name="gr43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5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6" style:family="graphic" style:parent-style-name="objectwithoutfill">
      <style:graphic-properties draw:stroke="solid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52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-color="#fff200"/>
      <style:paragraph-properties fo:text-align="center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89c765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66b3"/>
      <style:paragraph-properties fo:text-align="center"/>
    </style:style>
    <style:style style:name="P19" style:family="paragraph">
      <loext:graphic-properties draw:fill-color="#a3238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49.5cm" svg:y="117cm" svg:viewBox="0 0 6001 6001" draw:points="0,6001 6001,6001 6001,0 0,0">
            <text:p/>
          </draw:polygon>
          <draw:polygon draw:style-name="gr5" draw:text-style-name="P4" draw:layer="layout" svg:width="6cm" svg:height="6cm" svg:x="49.5cm" svg:y="11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495cm" svg:y="117.6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9.51cm" svg:y="127.7cm" svg:viewBox="0 0 6001 6001" draw:points="0,6001 6001,6001 6001,0 0,0">
            <text:p/>
          </draw:polygon>
          <draw:polygon draw:style-name="gr5" draw:text-style-name="P4" draw:layer="layout" svg:width="6cm" svg:height="6cm" svg:x="49.51cm" svg:y="127.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658cm" svg:y="128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-1.56102248298373) translate (18.9587537349057cm 59.4556997410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8.9587537349057cm 59.4556997410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4587989005232cm 59.468536868620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4587989005232cm 59.468536868620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3.9537580858215cm 59.464399521114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3.9537580858215cm 59.464399521114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4588841703248cm 59.49321113657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4588841703248cm 59.49321113657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8.95892933594214cm 59.506048264147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8.95892933594224cm 59.5060482641474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08326753701227cm 64.398439087375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08326753701227cm 64.398439087375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5762849731339cm 64.398964379862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5762849731339cm 64.398964379862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0831402640646cm 64.367419222177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0831402640646cm 64.367419222177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5831879791217cm 64.3739090077781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5831879791217cm 64.3739090077781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083104096915cm 64.35439912641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083104096915cm 64.354399126416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63cm" svg:y="127.799cm" svg:viewBox="0 0 6001 6001" draw:points="0,6001 6001,6001 6001,0 0,0">
            <text:p/>
          </draw:polygon>
          <draw:polygon draw:style-name="gr5" draw:text-style-name="P4" draw:layer="layout" svg:width="6cm" svg:height="6cm" svg:x="17.63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296cm" svg:y="128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7.882cm" svg:y="127.802cm" svg:viewBox="0 0 6001 6001" draw:points="0,6001 6001,6001 6001,0 0,0">
            <text:p/>
          </draw:polygon>
          <draw:polygon draw:style-name="gr5" draw:text-style-name="P4" draw:layer="layout" svg:width="6cm" svg:height="6cm" svg:x="27.882cm" svg:y="127.802cm" svg:viewBox="0 0 6001 6001" draw:points="0,6001 6001,6001 6001,0 0,0">
            <text:p/>
          </draw:polygon>
        </draw:g>
        <draw:frame draw:style-name="gr11" draw:text-style-name="P4" draw:layer="layout" svg:width="2.01cm" svg:height="3.275cm" svg:x="29.877cm" svg:y="128.47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1.6cm" svg:y="127.799cm" svg:viewBox="0 0 6001 6001" draw:points="0,6001 6001,6001 6001,0 0,0">
            <text:p/>
          </draw:polygon>
          <draw:polygon draw:style-name="gr5" draw:text-style-name="P4" draw:layer="layout" svg:width="6cm" svg:height="6cm" svg:x="11.6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11.895cm" svg:y="128.4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1.56189514760973) translate (64.2107124758371cm 133.748059123664cm)" svg:viewBox="0 0 6001 6001" draw:points="6001,0 0,0 0,6001 6000,6001">
            <text:p/>
          </draw:polygon>
          <draw:polygon draw:style-name="gr5" draw:text-style-name="P4" draw:layer="layout" svg:width="6cm" svg:height="6cm" draw:transform="rotate (1.56189514760973) translate (64.2107124758371cm 133.748059123664cm)" svg:viewBox="0 0 6001 6001" draw:points="6001,0 0,0 0,6001 6000,6001">
            <text:p/>
          </draw:polygon>
        </draw:g>
        <draw:frame draw:style-name="gr11" draw:text-style-name="P9" draw:layer="layout" svg:width="2.01cm" svg:height="3.275cm" draw:transform="rotate (-0.00890117918517077) translate (65.79cm 129.33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9.999cm" svg:y="112cm" svg:viewBox="0 0 6100 6001" draw:points="6100,6001 6099,0 0,0 0,6001">
            <text:p/>
          </draw:polygon>
          <draw:polygon draw:style-name="gr5" draw:text-style-name="P4" draw:layer="layout" svg:width="6.099cm" svg:height="6cm" svg:x="79.999cm" svg:y="112cm" svg:viewBox="0 0 6100 6001" draw:points="6100,6001 6099,0 0,0 0,6001">
            <text:p/>
          </draw:polygon>
        </draw:g>
        <draw:frame draw:style-name="gr11" draw:text-style-name="P4" draw:layer="layout" svg:width="2.224cm" svg:height="3.275cm" svg:x="81.775cm" svg:y="113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11.484cm" svg:y="116.828cm" svg:viewBox="0 0 6001 6001" draw:points="6001,0 0,0 0,6001 6000,6001">
            <text:p/>
          </draw:polygon>
          <draw:polygon draw:style-name="gr5" draw:text-style-name="P4" draw:layer="layout" svg:width="6cm" svg:height="6cm" svg:x="11.484cm" svg:y="116.828cm" svg:viewBox="0 0 6001 6001" draw:points="6001,0 0,0 0,6001 6000,6001">
            <text:p/>
          </draw:polygon>
        </draw:g>
        <draw:frame draw:style-name="gr11" draw:text-style-name="P4" draw:layer="layout" svg:width="2.01cm" svg:height="3.275cm" svg:x="12.085cm" svg:y="119.0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8.1cm" svg:y="116.8cm" svg:viewBox="0 0 6001 6001" draw:points="6001,0 0,0 0,6000 6000,6001">
            <text:p/>
          </draw:polygon>
          <draw:polygon draw:style-name="gr5" draw:text-style-name="P4" draw:layer="layout" svg:width="6cm" svg:height="6cm" svg:x="28.1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30.24cm" svg:y="118.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484cm" svg:y="116.827cm" svg:viewBox="0 0 6001 6001" draw:points="6001,0 0,0 0,6001 6000,6001">
            <text:p/>
          </draw:polygon>
          <draw:polygon draw:style-name="gr5" draw:text-style-name="P4" draw:layer="layout" svg:width="6cm" svg:height="6cm" svg:x="17.484cm" svg:y="116.827cm" svg:viewBox="0 0 6001 6001" draw:points="6001,0 0,0 0,6001 6000,6001">
            <text:p/>
          </draw:polygon>
        </draw:g>
        <draw:frame draw:style-name="gr11" draw:text-style-name="P4" draw:layer="layout" svg:width="2.01cm" svg:height="3.275cm" svg:x="20.276cm" svg:y="118.8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9cm" svg:y="107.598cm" svg:viewBox="0 0 6001 6001" draw:points="6001,0 0,0 0,6000 6000,6001">
            <text:p/>
          </draw:polygon>
          <draw:polygon draw:style-name="gr5" draw:text-style-name="P4" draw:layer="layout" svg:width="6cm" svg:height="6cm" svg:x="18.9cm" svg:y="107.598cm" svg:viewBox="0 0 6001 6001" draw:points="6001,0 0,0 0,6000 6000,6001">
            <text:p/>
          </draw:polygon>
        </draw:g>
        <draw:frame draw:style-name="gr19" draw:text-style-name="P9" draw:layer="layout" svg:width="2.01cm" svg:height="5.048cm" svg:x="21.19cm" svg:y="108.55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1.56189514760973) translate (70.2461188457016cm 133.847296815068cm)" svg:viewBox="0 0 6001 6001" draw:points="6001,0 0,0 0,6000 6000,6001">
            <text:p/>
          </draw:polygon>
          <draw:polygon draw:style-name="gr5" draw:text-style-name="P4" draw:layer="layout" svg:width="6cm" svg:height="6cm" draw:transform="rotate (1.56189514760973) translate (70.2461188457016cm 133.847296815068cm)" svg:viewBox="0 0 6001 6001" draw:points="6001,0 0,0 0,6000 6000,6001">
            <text:p/>
          </draw:polygon>
        </draw:g>
        <draw:frame draw:style-name="gr11" draw:text-style-name="P9" draw:layer="layout" svg:width="2.01cm" svg:height="3.275cm" draw:transform="rotate (-0.00890117918517077) translate (72.838cm 129.24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70.399cm" svg:y="116.8cm" svg:viewBox="0 0 6001 6001" draw:points="0,0 0,6001 6000,6001 6001,0">
            <text:p/>
          </draw:polygon>
          <draw:polygon draw:style-name="gr5" draw:text-style-name="P4" draw:layer="layout" svg:width="6cm" svg:height="6cm" svg:x="70.399cm" svg:y="116.8cm" svg:viewBox="0 0 6001 6001" draw:points="0,0 0,6001 6000,6001 6001,0">
            <text:p/>
          </draw:polygon>
        </draw:g>
        <draw:frame draw:style-name="gr11" draw:text-style-name="P4" draw:layer="layout" svg:width="2.01cm" svg:height="3.275cm" svg:x="72.268cm" svg:y="118.4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cm" svg:y="117.001cm" svg:viewBox="0 0 6001 6001" draw:points="6000,0 0,0 0,6001 6001,6000">
            <text:p/>
          </draw:polygon>
          <draw:polygon draw:style-name="gr5" draw:text-style-name="P4" draw:layer="layout" svg:width="6cm" svg:height="6cm" svg:x="55.5cm" svg:y="117.001cm" svg:viewBox="0 0 6001 6001" draw:points="6000,0 0,0 0,6001 6001,6000">
            <text:p/>
          </draw:polygon>
        </draw:g>
        <draw:frame draw:style-name="gr11" draw:text-style-name="P4" draw:layer="layout" svg:width="2.224cm" svg:height="3.275cm" svg:x="57.388cm" svg:y="119.1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1cm" svg:y="127.7cm" svg:viewBox="0 0 6001 6001" draw:points="0,6001 6001,6001 6001,0 0,0">
            <text:p/>
          </draw:polygon>
          <draw:polygon draw:style-name="gr5" draw:text-style-name="P4" draw:layer="layout" svg:width="6cm" svg:height="6cm" svg:x="55.51cm" svg:y="127.7cm" svg:viewBox="0 0 6001 6001" draw:points="0,6001 6001,6001 6001,0 0,0">
            <text:p/>
          </draw:polygon>
        </draw:g>
        <draw:frame draw:style-name="gr11" draw:text-style-name="P9" draw:layer="layout" svg:width="1.705cm" svg:height="3.275cm" svg:x="57.594cm" svg:y="128.42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27.399cm" svg:y="107.599cm" svg:viewBox="0 0 6001 6001" draw:points="0,0 0,6000 6000,6001 6001,0">
            <text:p/>
          </draw:polygon>
          <draw:polygon draw:style-name="gr5" draw:text-style-name="P4" draw:layer="layout" svg:width="6cm" svg:height="6cm" svg:x="27.399cm" svg:y="107.599cm" svg:viewBox="0 0 6001 6001" draw:points="0,0 0,6000 6000,6001 6001,0">
            <text:p/>
          </draw:polygon>
        </draw:g>
        <draw:frame draw:style-name="gr11" draw:text-style-name="P4" draw:layer="layout" svg:width="2.01cm" svg:height="3.275cm" svg:x="29.599cm" svg:y="108.8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4.299cm" svg:y="116.8cm" svg:viewBox="0 0 6001 6001" draw:points="6001,0 0,0 0,6000 6000,6001">
            <text:p/>
          </draw:polygon>
          <draw:polygon draw:style-name="gr5" draw:text-style-name="P4" draw:layer="layout" svg:width="6cm" svg:height="6cm" svg:x="64.299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66.69cm" svg:y="118.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24cm" svg:viewBox="0 0 6001 6001" draw:points="6001,6000 6000,0 0,0 0,6001">
            <text:p/>
          </draw:polygon>
          <draw:polygon draw:style-name="gr5" draw:text-style-name="P4" draw:layer="layout" svg:width="6cm" svg:height="6cm" svg:x="86.099cm" svg:y="124cm" svg:viewBox="0 0 6001 6001" draw:points="6001,6000 6000,0 0,0 0,6001">
            <text:p/>
          </draw:polygon>
        </draw:g>
        <draw:frame draw:style-name="gr11" draw:text-style-name="P4" draw:layer="layout" svg:width="2.01cm" svg:height="3.275cm" svg:x="88.19cm" svg:y="125.626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43.2198766799429cm 127.820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2198766799429cm 127.820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39.911cm 129.39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43.6448345008633cm 116.872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6448345008633cm 116.872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40.336cm 118.24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0.00506145483078356) translate (14.7667670538322cm 60.7756519606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2907987692508cm 60.78818406930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81583047186035cm 60.800711116524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34086217446983cm 60.813238163743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2417353512226cm 60.76312491343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134cm 62.2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66cm 62.2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597cm 62.2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134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654cm 62.23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-1.56102248298373) translate (19.0509559292817cm 64.632299373562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9.0509559292817cm 64.632299373562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5510010948993cm 64.645136501135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5510010948993cm 64.645136501135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4.0459602801976cm 64.64099915362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4.0459602801976cm 64.64099915362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5510863647009cm 64.669810769089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5510863647009cm 64.669810769089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9.05113153031824cm 64.682647896662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9.05113153031824cm 64.682647896662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17546973138825cm 69.575038719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17546973138825cm 69.575038719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6684871675099cm 69.575564012377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6684871675099cm 69.575564012377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1753424584406cm 69.54401885469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1753424584406cm 69.54401885469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6753901734978cm 69.55050864029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6753901734978cm 69.55050864029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1753062912911cm 69.530998758930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1753062912911cm 69.530998758930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14.8589692482082cm 65.952251593167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3830009636269cm 65.964783701820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90803266623635cm 65.977310749039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43306436884592cm 65.989837796258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3339375455987cm 65.939724545948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226cm 67.3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752cm 67.4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689cm 67.38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226cm 67.4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746cm 67.407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110709178658cm 59.481032197275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110709178658cm 59.481032197275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111160834833cm 59.493869324848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111160834833cm 59.493869324848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060752687817cm 59.489731977342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060752687817cm 59.489731977342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11201353285cm 59.518543592802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11201353285cm 59.518543592802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112465189024cm 59.531380720375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112465189024cm 59.531380720375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355847199724cm 64.42377154360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355847199724cm 64.42377154360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28602156094cm 64.424296836090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28602156094cm 64.424296836090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354574470248cm 64.392751678405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354574470248cm 64.392751678405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355051620819cm 64.399241464005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355051620819cm 64.399241464005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354212798752cm 64.379731582643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354212798752cm 64.379731582643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190842367923cm 60.800984416880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43115952211cm 60.813516525533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5681476548205cm 60.826043572752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09317935743cm 60.838570619971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1.9940525341829cm 60.788457369661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887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413cm 62.2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35cm 62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887cm 62.2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07cm 62.256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632736246073cm 64.657834287119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632736246073cm 64.657834287119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633187902248cm 64.67067141469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633187902248cm 64.67067141469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582779755231cm 64.66653406718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582779755231cm 64.66653406718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634040600264cm 64.695345682646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634040600264cm 64.695345682646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634492256438cm 64.708182810218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634492256438cm 64.708182810218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877874267139cm 69.600573633446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877874267139cm 69.600573633446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808048628355cm 69.601098925934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808048628355cm 69.601098925934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876601537663cm 69.56955376824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876601537662cm 69.56955376824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877078688233cm 69.576043553849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877078688233cm 69.576043553849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876239866166cm 69.556533672487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876239866166cm 69.556533672487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712869435337cm 65.9777865067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953186589524cm 65.9903186153767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620350361562cm 66.002845662595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1453820641715cm 66.015372709814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2.0462552409243cm 65.965259459505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939cm 67.4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552cm 67.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402cm 67.4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939cm 67.4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59cm 67.43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0108877472331cm 59.408653702232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0108877472331cm 59.408653702232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5109329128505cm 59.421490829805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5109329128505cm 59.421490829805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0058920981489cm 59.41735348229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0058920981489cm 59.41735348229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5110181826522cm 59.44616509775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5110181826522cm 59.44616509775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0110633482696cm 59.459002225331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0110633482696cm 59.459002225331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1354015493396cm 64.35139304855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1354015493396cm 64.351393048559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6284189854613cm 64.351918341047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6284189854613cm 64.351918341047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135274276392cm 64.320373183362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135274276392cm 64.320373183362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6353219914491cm 64.32686296896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6353219914491cm 64.32686296896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1352381092424cm 64.307353087600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1352381092424cm 64.307353087600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8189010661596cm 60.728605921837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3429327815783cm 60.741138030489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8.8679644841877cm 60.753665077708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3929961867973cm 60.766192124927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2938693635501cm 60.716078874618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186cm 62.1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712cm 62.2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5.649cm 62.1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186cm 62.19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706cm 62.18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1517118830567cm 64.708008810429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1517118830567cm 64.708008810429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6517570486742cm 64.720845938001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6517570486742cm 64.720845938001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1467162339725cm 64.716708590495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1467162339725cm 64.716708590495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6518423184759cm 64.74552020595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6518423184759cm 64.74552020595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1518874840933cm 64.758357333528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1518874840933cm 64.758357333528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2762256851633cm 69.650748156756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2762256851633cm 69.650748156756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7692431212849cm 69.651273449243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7692431212849cm 69.651273449243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2760984122156cm 69.61972829155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2760984122156cm 69.61972829155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7761461272727cm 69.62621807715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7761461272727cm 69.62621807715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276062245066cm 69.6067081957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276062245066cm 69.606708195797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9597252019832cm 66.027961030034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4837569174019cm 66.040493138686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9.0087886200114cm 66.053020185905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5338203226208cm 66.0655472331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4346934993737cm 66.015433982815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327cm 67.4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853cm 67.5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0.00209439510239331) translate (45.701cm 67.4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327cm 67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847cm 67.483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304559168819) translate (35.9194088991834cm 60.7262851128526cm)" svg:viewBox="0 0 2401 1201" draw:points="0,1201 2401,1201 2401,0 0,0">
          <text:p/>
        </draw:polygon>
        <draw:polygon draw:style-name="gr7" draw:text-style-name="P4" draw:layer="layout" svg:width="2.4cm" svg:height="1.2cm" draw:transform="rotate (-1.54304559168819) translate (35.9913705775342cm 66.052989114094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8.8613495853865cm 47.353119751843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8613495853865cm 47.353119751843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361427120014cm 47.371192740594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361427120014cm 47.371192740594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8563831342456cm 47.372301943540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8563831342456cm 47.372301943540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3615750334799cm 47.40633874369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3615750334799cm 47.40633874369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86165256810722cm 47.424411732450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86165256810722cm 47.424411732450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7.99623928160586cm 52.318625805910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7.99623928160586cm 52.318625805910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4892523500996cm 52.31392973755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4892523500996cm 52.31392973755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2.996036074908cm 52.277134307450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2.996036074908cm 52.277134307450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4960918989141cm 52.278387994955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4960918989141cm 52.278387994955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7.9959616724097cm 52.253642348137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7.9959616724097cm 52.253642348137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6721365978083cm 48.681848746425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1961999907989cm 48.699566479649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72126335818647cm 48.717277057084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24632672557405cm 48.7349876345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1470732304207cm 48.664138168990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042cm 50.12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569cm 50.1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505cm 50.1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043cm 50.1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563cm 50.14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18.9643934145317cm 52.529514923125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9643934145317cm 52.5295149231254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4644709491592cm 52.547587911876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4644709491592cm 52.547587911876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9594269633908cm 52.54869711482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9594269633908cm 52.54869711482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4646188626251cm 52.58273391498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4646188626251cm 52.58273391498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96469639725242cm 52.60080690373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96469639725242cm 52.60080690373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8.09928311075106cm 57.495020977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8.09928311075106cm 57.49502097719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5922961792448cm 57.49032490883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5922961792448cm 57.49032490883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3.0990799040532cm 57.45352947873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3.0990799040532cm 57.45352947873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5991357280593cm 57.45478316623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5991357280593cm 57.45478316623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8.0990055015549cm 57.43003751941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8.0990055015549cm 57.43003751941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7751804269535cm 53.85824391770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2992438199441cm 53.875961650931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82430718733167cm 53.89367222836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34937055471924cm 53.91138280580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2501170595659cm 53.84053334027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145cm 55.3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672cm 55.3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608cm 55.2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146cm 55.3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666cm 55.3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136874690398cm 47.347554994242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136874690398cm 47.347554994242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137650036673cm 47.365627982993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137650036673cm 47.365627982993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087210178989cm 47.36673718593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087210178989cm 47.36673718593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139129171332cm 47.40077398609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139129171332cm 47.40077398609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139904517605cm 47.418846974849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139904517605cm 47.418846974849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7485771652592cm 52.313061048309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7485771652592cm 52.313061048309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2415902337529cm 52.308364979953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2415902337529cm 52.308364979953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7483739585614cm 52.27156954984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7483739585614cm 52.271569549849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2484297825675cm 52.272823237354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2484297825675cm 52.272823237354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7482995560631cm 52.24807759053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7482995560631cm 52.248077590536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244744814616cm 48.6762839888245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6.9485378744522cm 48.694001722048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4736012418398cm 48.711712299483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1.9986646092274cm 48.729422876918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8994111140741cm 48.658573411389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795cm 50.1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321cm 50.1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258cm 50.1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795cm 50.1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15cm 50.138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767323223044cm 52.5242363970789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767323223044cm 52.5242363970789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768098569319cm 52.542309385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768098569319cm 52.542309385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717658711635cm 52.543418588776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717658711635cm 52.543418588776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769577703978cm 52.577455388935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769577703978cm 52.577455388935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770353050251cm 52.595528377686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770353050251cm 52.595528377686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8116220185238cm 57.48974245114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8116220185238cm 57.489742451146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3046350870175cm 57.485046382790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3046350870175cm 57.485046382790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811418811826cm 57.448250952686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811418811826cm 57.448250952686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311474635832cm 57.449504640191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311474635832cm 57.449504640191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8113444093276cm 57.424758993373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8113444093276cm 57.4247589933733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875193347262cm 53.852965391661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7.0115827277168cm 53.870683124885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5366460951044cm 53.888393702320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2.061709462492cm 53.906104279755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9624559673387cm 53.8352548142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858cm 55.29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471cm 55.27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321cm 55.2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858cm 55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78cm 55.31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7.9133213463561cm 47.245227213505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7.9133213463561cm 47.245227213505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4133988809835cm 47.263300202256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4133988809835cm 47.2633002022566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2.9083548952151cm 47.26440940520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2.9083548952151cm 47.26440940520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4135467944494cm 47.29844620536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4135467944494cm 47.29844620536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7.9136243290767cm 47.316519194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7.9136243290768cm 47.31651919411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0482110425754cm 52.21073326757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0482110425754cm 52.21073326757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5412241110692cm 52.20603719921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5412241110692cm 52.20603719921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0480078358775cm 52.16924176911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0480078358775cm 52.16924176911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5480636598837cm 52.17049545661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5480636598837cm 52.17049545661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0479334333793cm 52.14574980979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0479334333793cm 52.14574980979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7241083587779cm 48.57395620808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2481717517684cm 48.59167394131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773235119156cm 48.60938451874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2982984865436cm 48.62709509618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1990449913903cm 48.556245630652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094cm 50.0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621cm 50.0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5.557cm 50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095cm 50.05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614cm 50.03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8.0652441085881cm 52.544275757755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8.0652441085881cm 52.544275757755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5653216432155cm 52.562348746506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5653216432155cm 52.562348746506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3.0602776574471cm 52.563457949452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3.0602776574471cm 52.563457949452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5654695566814cm 52.597494749611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5654695566814cm 52.597494749611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8.0655470913088cm 52.615567738362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8.0655470913088cm 52.6155677383626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2001338048074cm 57.509781811822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2001338048074cm 57.509781811822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6931468733012cm 57.5050857434671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6931468733012cm 57.5050857434671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1999305981097cm 57.46829031336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1999305981096cm 57.46829031336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6999864221157cm 57.469544000867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6999864221157cm 57.469544000867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1998561956113cm 57.444798354049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1998561956113cm 57.4447983540497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8760311210099cm 53.873004752337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4000945140005cm 53.890722485561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925157881388cm 53.908433062996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4502212487756cm 53.926143640432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3509677536223cm 53.855294174902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246cm 55.3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773cm 55.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svg:x="46.387cm" svg:y="55.098cm" svg:viewBox="0 0 2401 1201" draw:points="0,1201 2401,1201 2401,0 0,0">
              <text:p/>
            </draw:polygon>
            <draw:polygon draw:style-name="gr13" draw:text-style-name="P4" draw:layer="layout" svg:width="2.4cm" svg:height="1.2cm" svg:x="46.387cm" svg:y="55.098cm" svg:viewBox="0 0 2401 1201" draw:points="0,1201 2401,1201 2401,0 0,0">
              <text:p/>
            </draw:polygon>
          </draw:g>
          <draw:frame draw:style-name="gr14" draw:text-style-name="P4" draw:layer="layout" svg:width="3.777cm" svg:height="0.723cm" svg:x="45.699cm" svg:y="55.337cm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246cm 55.35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766cm 55.334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095119658579) translate (35.8246286566329cm 48.5881800498035cm)" svg:viewBox="0 0 2401 1201" draw:points="0,1201 2401,1201 2401,0 0,0">
          <text:p/>
        </draw:polygon>
        <draw:polygon draw:style-name="gr7" draw:text-style-name="P4" draw:layer="layout" svg:width="2.4cm" svg:height="1.2cm" draw:transform="rotate (-1.54095119658579) translate (35.9077463917702cm 53.9147216522043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9.93cm" svg:y="129.959cm" svg:viewBox="0 0 6100 6001" draw:points="6100,6001 6099,0 0,0 0,6001">
            <text:p/>
          </draw:polygon>
          <draw:polygon draw:style-name="gr5" draw:text-style-name="P4" draw:layer="layout" svg:width="6.099cm" svg:height="6cm" svg:x="79.93cm" svg:y="129.959cm" svg:viewBox="0 0 6100 6001" draw:points="6100,6001 6099,0 0,0 0,6001">
            <text:p/>
          </draw:polygon>
        </draw:g>
        <draw:frame draw:style-name="gr11" draw:text-style-name="P4" draw:layer="layout" svg:width="2.224cm" svg:height="3.275cm" svg:x="82.706cm" svg:y="131.05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18cm" svg:viewBox="0 0 6001 6001" draw:points="6001,6000 6000,0 0,0 0,6001">
            <text:p/>
          </draw:polygon>
          <draw:polygon draw:style-name="gr5" draw:text-style-name="P4" draw:layer="layout" svg:width="6cm" svg:height="6cm" svg:x="86.099cm" svg:y="118cm" svg:viewBox="0 0 6001 6001" draw:points="6001,6000 6000,0 0,0 0,6001">
            <text:p/>
          </draw:polygon>
        </draw:g>
        <draw:frame draw:style-name="gr11" draw:text-style-name="P4" draw:layer="layout" svg:width="2.01cm" svg:height="3.275cm" svg:x="87.993cm" svg:y="120.1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1.5697491292437) translate (5.13518384739482cm 59.7394138506058cm)" svg:viewBox="0 0 2401 1201" draw:points="0,1201 2401,1201 2401,0 0,0">
          <text:p/>
        </draw:polygon>
        <draw:custom-shape draw:style-name="gr26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4" draw:id="id64" draw:layer="layout" svg:width="1.2cm" svg:height="1.6cm" draw:transform="rotate (-3.13443680365662) translate (35.91cm 55.8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56" draw:id="id56" draw:layer="layout" svg:width="1.2cm" svg:height="1.6cm" draw:transform="rotate (-3.13443680365662) translate (35.998cm 68.1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0" draw:id="id60" draw:layer="layout" svg:width="1.2cm" svg:height="1.6cm" draw:transform="rotate (-3.13443680365662) translate (35.959cm 62.7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72" draw:id="id72" draw:layer="layout" svg:width="1.2cm" svg:height="1.6cm" draw:transform="rotate (-3.13443680365662) translate (6.334cm 59.3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7" draw:id="id67" draw:layer="layout" svg:width="1.2cm" svg:height="1.6cm" draw:transform="rotate (-3.13443680365662) translate (35.873cm 50.6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4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4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0" draw:text-style-name="P15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2" draw:text-style-name="P1" draw:layer="layout" draw:line-skew="2.1cm" svg:x1="46.4cm" svg:y1="29.4cm" svg:x2="18.9cm" svg:y2="25.5cm" draw:start-shape="id2" draw:start-glue-point="5" svg:d="M46400 29400v-100h-27500v-3800" svg:viewBox="0 0 27501 3901">
          <text:p/>
        </draw:connector>
        <draw:connector draw:style-name="gr32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2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3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2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2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2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2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4" draw:text-style-name="P16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4" draw:text-style-name="P16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6" draw:text-style-name="P17" draw:layer="layout" svg:x1="39.6cm" svg:y1="3.2cm" svg:x2="39.5cm" svg:y2="26.1cm">
          <text:p/>
        </draw:line>
        <draw:custom-shape draw:style-name="gr34" draw:text-style-name="P16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4" draw:text-style-name="P16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7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4" draw:text-style-name="P16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4" draw:text-style-name="P16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7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4" draw:text-style-name="P16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2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4" draw:text-style-name="P16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4" draw:text-style-name="P16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4" draw:text-style-name="P16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2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4" draw:text-style-name="P16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38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39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39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39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39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39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39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39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39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39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2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39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39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39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39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39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39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39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39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1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4" draw:text-style-name="P16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0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39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39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39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1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39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39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39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39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1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1" draw:text-style-name="P16" xml:id="id58" draw:id="id58" draw:layer="layout" svg:width="1.5cm" svg:height="0.7cm" draw:transform="rotate (-3.13443680365662) translate (33.898cm 68.1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57" draw:id="id57" draw:layer="layout" svg:width="1.5cm" svg:height="0.7cm" draw:transform="rotate (-3.13443680365662) translate (38.499cm 68.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2" draw:id="id62" draw:layer="layout" svg:width="1.5cm" svg:height="0.7cm" draw:transform="rotate (-3.13443680365662) translate (38.46cm 62.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1" draw:id="id61" draw:layer="layout" svg:width="1.5cm" svg:height="0.7cm" draw:transform="rotate (-3.13443680365662) translate (33.961cm 62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5" draw:id="id65" draw:layer="layout" svg:width="1.5cm" svg:height="0.7cm" draw:transform="rotate (-3.13443680365662) translate (33.811cm 55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8" draw:id="id68" draw:layer="layout" svg:width="1.5cm" svg:height="0.7cm" draw:transform="rotate (-3.13443680365662) translate (38.373cm 50.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7" draw:id="id77" draw:layer="layout" svg:width="1.5cm" svg:height="0.7cm" draw:transform="rotate (-3.13443680365662) translate (33.773cm 50.7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59" draw:id="id59" draw:layer="layout" svg:width="1.5cm" svg:height="0.7cm" draw:transform="rotate (-3.13443680365662) translate (19.298cm 68.1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3" draw:id="id63" draw:layer="layout" svg:width="1.5cm" svg:height="0.7cm" draw:transform="rotate (-3.13443680365662) translate (19.26cm 62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9" draw:id="id69" draw:layer="layout" svg:width="1.5cm" svg:height="0.7cm" draw:transform="rotate (-3.13443680365662) translate (19.073cm 50.7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5" draw:id="id75" draw:layer="layout" svg:width="1.5cm" svg:height="0.7cm" draw:transform="rotate (-3.13443680365662) translate (9.274cm 50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4" draw:id="id74" draw:layer="layout" svg:width="1.5cm" svg:height="0.7cm" draw:transform="rotate (-3.13443680365662) translate (9.311cm 56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3" draw:id="id73" draw:layer="layout" svg:width="1.5cm" svg:height="0.7cm" draw:transform="rotate (-3.13443680365662) translate (9.26cm 62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1" draw:id="id71" draw:layer="layout" svg:width="1.5cm" svg:height="0.7cm" draw:transform="rotate (-3.13443680365662) translate (9.497cm 68.1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6" draw:id="id66" draw:layer="layout" svg:width="1.5cm" svg:height="0.7cm" draw:transform="rotate (-3.13443680365662) translate (19.21cm 55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6" draw:text-style-name="P17" draw:layer="layout" svg:x1="14.913cm" svg:y1="70.289cm" svg:x2="14.544cm" svg:y2="46.691cm">
          <text:p/>
        </draw:line>
        <draw:connector draw:style-name="gr40" draw:text-style-name="P1" draw:layer="layout" svg:x1="35.993cm" svg:y1="67.338cm" svg:x2="37.743cm" svg:y2="67.524cm" draw:start-shape="id56" draw:start-glue-point="5" draw:end-shape="id57" draw:end-glue-point="5" svg:d="M35993 67338h1750v186" svg:viewBox="0 0 1751 187">
          <text:p/>
        </draw:connector>
        <draw:connector draw:style-name="gr42" draw:text-style-name="P16" draw:layer="layout" svg:x1="34.792cm" svg:y1="67.346cm" svg:x2="33.142cm" svg:y2="67.457cm" draw:start-shape="id56" draw:start-glue-point="7" draw:end-shape="id58" draw:end-glue-point="5" svg:d="M34792 67346h-1650v111" svg:viewBox="0 0 1651 112">
          <text:p/>
        </draw:connector>
        <draw:connector draw:style-name="gr42" draw:text-style-name="P16" draw:layer="layout" draw:line-skew="0cm 0.443cm" svg:x1="34.792cm" svg:y1="67.346cm" svg:x2="18.542cm" svg:y2="67.461cm" draw:start-shape="id56" draw:start-glue-point="7" draw:end-shape="id59" draw:end-glue-point="5" svg:d="M34792 67346h-7751v54h-8499v61" svg:viewBox="0 0 16251 116">
          <text:p/>
        </draw:connector>
        <draw:connector draw:style-name="gr39" draw:text-style-name="P1" draw:layer="layout" svg:x1="34.753cm" svg:y1="61.946cm" svg:x2="33.205cm" svg:y2="62.256cm" draw:start-shape="id60" draw:start-glue-point="7" draw:end-shape="id61" draw:end-glue-point="5" svg:d="M34753 61946h-1548v310" svg:viewBox="0 0 1549 311">
          <text:p/>
        </draw:connector>
        <draw:connector draw:style-name="gr39" draw:text-style-name="P1" draw:layer="layout" svg:x1="35.954cm" svg:y1="61.938cm" svg:x2="37.704cm" svg:y2="62.124cm" draw:start-shape="id60" draw:start-glue-point="5" draw:end-shape="id62" draw:end-glue-point="5" svg:d="M35954 61938h1750v186" svg:viewBox="0 0 1751 187">
          <text:p/>
        </draw:connector>
        <draw:connector draw:style-name="gr39" draw:text-style-name="P1" draw:layer="layout" draw:line-skew="0cm 0.243cm" svg:x1="34.753cm" svg:y1="61.946cm" svg:x2="18.504cm" svg:y2="62.261cm" draw:start-shape="id60" draw:start-glue-point="7" draw:end-shape="id63" draw:end-glue-point="5" svg:d="M34753 61946h-7750v54h-8499v261" svg:viewBox="0 0 16250 316">
          <text:p/>
        </draw:connector>
        <draw:connector draw:style-name="gr39" draw:text-style-name="P1" draw:layer="layout" svg:x1="34.704cm" svg:y1="55.046cm" svg:x2="33.055cm" svg:y2="55.257cm" draw:start-shape="id64" draw:start-glue-point="7" draw:end-shape="id65" draw:end-glue-point="5" svg:d="M34704 55046h-1649v211" svg:viewBox="0 0 1650 212">
          <text:p/>
        </draw:connector>
        <draw:connector draw:style-name="gr39" draw:text-style-name="P1" draw:layer="layout" draw:line-skew="0cm 0.242cm" svg:x1="34.704cm" svg:y1="55.046cm" svg:x2="18.454cm" svg:y2="55.262cm" draw:start-shape="id64" draw:start-glue-point="7" draw:end-shape="id66" draw:end-glue-point="5" svg:d="M34704 55046h-7751v-46h-8499v262" svg:viewBox="0 0 16251 263">
          <text:p/>
        </draw:connector>
        <draw:connector draw:style-name="gr39" draw:text-style-name="P1" draw:layer="layout" svg:x1="35.868cm" svg:y1="49.838cm" svg:x2="37.617cm" svg:y2="50.024cm" draw:start-shape="id67" draw:start-glue-point="5" draw:end-shape="id68" draw:end-glue-point="5" svg:d="M35868 49838h1749v186" svg:viewBox="0 0 1750 187">
          <text:p/>
        </draw:connector>
        <draw:connector draw:style-name="gr39" draw:text-style-name="P1" draw:layer="layout" draw:line-skew="0.242cm" svg:x1="18.317cm" svg:y1="50.062cm" svg:x2="34.667cm" svg:y2="49.846cm" draw:start-shape="id69" draw:start-glue-point="5" draw:end-shape="id67" draw:end-glue-point="7" svg:d="M18317 50062v-262h8549v46h7801" svg:viewBox="0 0 16351 263">
          <text:p/>
        </draw:connector>
        <draw:custom-shape draw:style-name="gr41" draw:text-style-name="P16" xml:id="id70" draw:id="id70" draw:layer="layout" svg:width="1.5cm" svg:height="0.7cm" draw:transform="rotate (-3.13443680365662) translate (38.412cm 56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svg:x1="35.905cm" svg:y1="55.038cm" svg:x2="37.656cm" svg:y2="55.424cm" draw:start-shape="id64" draw:start-glue-point="5" draw:end-shape="id70" draw:end-glue-point="5" svg:d="M35905 55038h1751v386" svg:viewBox="0 0 1752 387">
          <text:p/>
        </draw:connector>
        <draw:connector draw:style-name="gr39" draw:text-style-name="P1" draw:layer="layout" draw:line-skew="0.399cm" svg:x1="8.181cm" svg:y1="67.786cm" svg:x2="6.329cm" svg:y2="58.55cm" draw:start-shape="id71" draw:start-glue-point="4" draw:end-shape="id72" draw:end-glue-point="5" svg:d="M8181 67786h-619v-9236h-1233" svg:viewBox="0 0 1853 9237">
          <text:p/>
        </draw:connector>
        <draw:connector draw:style-name="gr39" draw:text-style-name="P1" draw:layer="layout" draw:line-skew="-0.101cm" svg:x1="7.944cm" svg:y1="62.588cm" svg:x2="6.329cm" svg:y2="58.55cm" draw:start-shape="id73" draw:start-glue-point="4" draw:end-shape="id72" draw:end-glue-point="5" svg:d="M7944 62588h-1001v-4038h-614" svg:viewBox="0 0 1616 4039">
          <text:p/>
        </draw:connector>
        <draw:connector draw:style-name="gr39" draw:text-style-name="P1" draw:layer="layout" svg:x1="7.809cm" svg:y1="55.689cm" svg:x2="6.329cm" svg:y2="58.55cm" draw:start-shape="id74" draw:start-glue-point="1" draw:end-shape="id72" draw:end-glue-point="5" svg:d="M7809 55689h-739v2861h-741" svg:viewBox="0 0 1481 2862">
          <text:p/>
        </draw:connector>
        <draw:connector draw:style-name="gr39" draw:text-style-name="P1" draw:layer="layout" draw:line-skew="0.459cm" svg:x1="7.958cm" svg:y1="50.588cm" svg:x2="6.339cm" svg:y2="58.539cm" draw:start-shape="id75" draw:start-glue-point="4" draw:end-shape="id76" svg:d="M7958 50588h-445v7951h-1174" svg:viewBox="0 0 1620 7952">
          <text:p/>
        </draw:connector>
        <draw:connector draw:style-name="gr39" draw:text-style-name="P1" draw:layer="layout" svg:x1="34.667cm" svg:y1="49.846cm" svg:x2="33.017cm" svg:y2="50.057cm" draw:start-shape="id67" draw:start-glue-point="7" draw:end-shape="id77" draw:end-glue-point="5" svg:d="M34667 49846h-1650v211" svg:viewBox="0 0 1651 212">
          <text:p/>
        </draw:connector>
        <draw:connector draw:style-name="gr43" draw:text-style-name="P1" draw:layer="layout" draw:line-skew="-39.002cm" svg:x1="18.9cm" svg:y1="35.8cm" svg:x2="20.3cm" svg:y2="83.4cm" draw:start-shape="id1" draw:start-glue-point="8" draw:end-shape="id78" draw:end-glue-point="7" svg:d="M18900 35800v9100h1400v38500" svg:viewBox="0 0 1401 47601">
          <text:p/>
        </draw:connector>
        <draw:custom-shape draw:style-name="gr44" draw:text-style-name="P18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19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4" draw:text-style-name="P16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2" draw:text-style-name="P1" draw:layer="layout" draw:line-skew="-24.143cm" svg:x1="20.55cm" svg:y1="41.801cm" svg:x2="35.399cm" svg:y2="68.142cm" draw:start-shape="id80" draw:start-glue-point="2" draw:end-shape="id56" draw:end-glue-point="4" svg:d="M20550 41801v2699h14849v23642" svg:viewBox="0 0 14850 26342">
          <text:p/>
        </draw:connector>
        <draw:connector draw:style-name="gr32" draw:text-style-name="P1" draw:layer="layout" draw:line-skew="-19.143cm" svg:x1="20.55cm" svg:y1="41.801cm" svg:x2="35.36cm" svg:y2="62.742cm" draw:start-shape="id80" draw:start-glue-point="2" draw:end-shape="id60" draw:end-glue-point="4" svg:d="M20550 41801v2299h14810v18642" svg:viewBox="0 0 14811 20942">
          <text:p/>
        </draw:connector>
        <draw:connector draw:style-name="gr32" draw:text-style-name="P1" draw:layer="layout" draw:line-skew="-12.643cm" svg:x1="20.55cm" svg:y1="41.801cm" svg:x2="35.311cm" svg:y2="55.842cm" draw:start-shape="id80" draw:start-glue-point="2" draw:end-shape="id64" draw:end-glue-point="4" svg:d="M20550 41801v1899h14761v12142" svg:viewBox="0 0 14762 14042">
          <text:p/>
        </draw:connector>
        <draw:connector draw:style-name="gr32" draw:text-style-name="P1" draw:layer="layout" draw:line-skew="-7.851cm" svg:x1="20.55cm" svg:y1="41.801cm" svg:x2="35.274cm" svg:y2="50.642cm" draw:start-shape="id80" draw:start-glue-point="2" draw:end-shape="id67" draw:end-glue-point="4" svg:d="M20550 41801v1491h14724v7350" svg:viewBox="0 0 14725 8842">
          <text:p/>
        </draw:connector>
        <draw:connector draw:style-name="gr32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6" draw:text-style-name="P17" draw:layer="layout" svg:x1="83cm" svg:y1="3.1cm" svg:x2="82.8cm" svg:y2="27.6cm">
          <text:p/>
        </draw:line>
        <draw:connector draw:style-name="gr32" draw:text-style-name="P1" draw:layer="layout" draw:line-skew="-14.8cm" svg:x1="6.329cm" svg:y1="58.55cm" svg:x2="21.201cm" svg:y2="40.6cm" draw:start-shape="id72" draw:start-glue-point="5" draw:end-shape="id80" draw:end-glue-point="1" svg:d="M6329 58550h573v-17950h14299" svg:viewBox="0 0 14873 17951">
          <text:p/>
        </draw:connector>
        <draw:line draw:style-name="gr46" draw:text-style-name="P17" draw:layer="layout" svg:x1="50.316cm" svg:y1="48.264cm" svg:x2="50cm" svg:y2="69.801cm">
          <text:p/>
        </draw:line>
        <draw:line draw:style-name="gr46" draw:text-style-name="P17" draw:layer="layout" svg:x1="32.918cm" svg:y1="72.562cm" svg:x2="32.7cm" svg:y2="94.1cm">
          <text:p/>
        </draw:line>
        <draw:line draw:style-name="gr46" draw:text-style-name="P17" draw:layer="layout" svg:x1="31.903cm" svg:y1="93.713cm" svg:x2="7.998cm" svg:y2="93.608cm">
          <text:p/>
        </draw:line>
        <draw:line draw:style-name="gr46" draw:text-style-name="P17" draw:layer="layout" svg:x1="50.1cm" svg:y1="70.3cm" svg:x2="33.4cm" svg:y2="71.6cm">
          <text:p/>
        </draw:line>
        <draw:frame draw:style-name="gr47" draw:text-style-name="P20" draw:layer="layout" svg:width="4.4cm" svg:height="0.962cm" svg:x="40.6cm" svg:y="71.4cm">
          <draw:text-box>
            <text:p>7m</text:p>
          </draw:text-box>
        </draw:frame>
        <draw:frame draw:style-name="gr47" draw:text-style-name="P20" draw:layer="layout" svg:width="3.6cm" svg:height="0.962cm" svg:x="33.6cm" svg:y="82.6cm">
          <draw:text-box>
            <text:p>10m</text:p>
          </draw:text-box>
        </draw:frame>
        <draw:frame draw:style-name="gr47" draw:text-style-name="P20" draw:layer="layout" svg:width="3.6cm" svg:height="0.962cm" svg:x="19.1cm" svg:y="93.938cm">
          <draw:text-box>
            <text:p>10m</text:p>
          </draw:text-box>
        </draw:frame>
        <draw:frame draw:style-name="gr47" draw:text-style-name="P20" draw:layer="layout" svg:width="2.6cm" svg:height="0.962cm" svg:x="50.5cm" svg:y="56.8cm">
          <draw:text-box>
            <text:p>9m</text:p>
          </draw:text-box>
        </draw:frame>
        <draw:line draw:style-name="gr46" draw:text-style-name="P17" draw:layer="layout" svg:x1="74.026cm" svg:y1="43.345cm" svg:x2="50.521cm" svg:y2="47.696cm">
          <text:p/>
        </draw:line>
        <draw:line draw:style-name="gr46" draw:text-style-name="P17" draw:layer="layout" svg:x1="93cm" svg:y1="43.5cm" svg:x2="74.2cm" svg:y2="43.5cm">
          <text:p/>
        </draw:line>
        <draw:frame draw:style-name="gr47" draw:text-style-name="P20" draw:layer="layout" svg:width="2.7cm" svg:height="0.962cm" svg:x="82.5cm" svg:y="43.9cm">
          <draw:text-box>
            <text:p>8m</text:p>
          </draw:text-box>
        </draw:frame>
        <draw:frame draw:style-name="gr47" draw:text-style-name="P20" draw:layer="layout" svg:width="2.1cm" svg:height="0.962cm" svg:x="64.5cm" svg:y="45.8cm">
          <draw:text-box>
            <text:p>10m</text:p>
          </draw:text-box>
        </draw:frame>
        <draw:line draw:style-name="gr46" draw:text-style-name="P17" draw:layer="layout" svg:x1="53.6cm" svg:y1="28.021cm" svg:x2="44.4cm" svg:y2="27.978cm">
          <text:p/>
        </draw:line>
        <draw:line draw:style-name="gr46" draw:text-style-name="P17" draw:layer="layout" svg:x1="53.6cm" svg:y1="31.4cm" svg:x2="44.4cm" svg:y2="31.4cm">
          <text:p/>
        </draw:line>
        <draw:line draw:style-name="gr46" draw:text-style-name="P17" draw:layer="layout" svg:x1="53.7cm" svg:y1="27.9cm" svg:x2="53.703cm" svg:y2="31.6cm">
          <text:p/>
        </draw:line>
        <draw:line draw:style-name="gr46" draw:text-style-name="P17" draw:layer="layout" svg:x1="44.3cm" svg:y1="27.8cm" svg:x2="44.303cm" svg:y2="31.5cm">
          <text:p/>
        </draw:line>
        <draw:frame draw:style-name="gr47" draw:text-style-name="P20" draw:layer="layout" svg:width="1.9cm" svg:height="0.962cm" svg:x="47.889cm" svg:y="26.884cm">
          <draw:text-box>
            <text:p>4m</text:p>
          </draw:text-box>
        </draw:frame>
        <draw:frame draw:style-name="gr47" draw:text-style-name="P20" draw:layer="layout" svg:width="1.7cm" svg:height="0.962cm" svg:x="53.7cm" svg:y="29cm">
          <draw:text-box>
            <text:p>2m</text:p>
          </draw:text-box>
        </draw:frame>
        <draw:frame draw:style-name="gr47" draw:text-style-name="P21" draw:layer="layout" svg:width="5.6cm" svg:height="0.962cm" svg:x="14.685cm" svg:y="119.528cm">
          <draw:text-box>
            <text:p><text:span text:style-name="T3">Sergent Tobogo</text:span></text:p>
          </draw:text-box>
        </draw:frame>
        <draw:frame draw:style-name="gr47" draw:text-style-name="P21" draw:layer="layout" svg:width="4.7cm" svg:height="0.962cm" svg:x="15.754cm" svg:y="129.6cm">
          <draw:text-box>
            <text:p><text:span text:style-name="T3">Geek Klub</text:span></text:p>
          </draw:text-box>
        </draw:frame>
        <draw:frame draw:style-name="gr48" draw:text-style-name="P21" draw:layer="layout" svg:width="6.5cm" svg:height="1.1cm" svg:x="67.1cm" svg:y="119.101cm">
          <draw:text-box>
            <text:p><text:span text:style-name="T3">Au Dragon Fumant</text:span></text:p>
          </draw:text-box>
        </draw:frame>
        <draw:frame draw:style-name="gr47" draw:text-style-name="P21" draw:layer="layout" svg:width="3.8cm" svg:height="0.962cm" svg:x="81.299cm" svg:y="114.001cm">
          <draw:text-box>
            <text:p><text:span text:style-name="T3">Asian Hall</text:span></text:p>
          </draw:text-box>
        </draw:frame>
        <draw:frame draw:style-name="gr47" draw:text-style-name="P21" draw:layer="layout" svg:width="3.8cm" svg:height="0.962cm" svg:x="87.299cm" svg:y="120.639cm">
          <draw:text-box>
            <text:p><text:span text:style-name="T3">Asian Hall</text:span></text:p>
          </draw:text-box>
        </draw:frame>
        <draw:frame draw:style-name="gr49" draw:text-style-name="P21" draw:layer="layout" svg:width="3.5cm" svg:height="1.673cm" svg:x="87.499cm" svg:y="125.901cm">
          <draw:text-box>
            <text:p><text:span text:style-name="T3">Jardin du Pré Fleuri</text:span></text:p>
          </draw:text-box>
        </draw:frame>
        <draw:frame draw:style-name="gr49" draw:text-style-name="P21" draw:layer="layout" svg:width="3.5cm" svg:height="1.673cm" svg:x="81.299cm" svg:y="132.101cm">
          <draw:text-box>
            <text:p><text:span text:style-name="T3">Jardin du Pré Fleuri</text:span></text:p>
          </draw:text-box>
        </draw:frame>
        <draw:frame draw:style-name="gr47" draw:text-style-name="P21" draw:layer="layout" svg:width="3.6cm" svg:height="0.962cm" svg:x="66.346cm" svg:y="130.047cm">
          <draw:text-box>
            <text:p><text:span text:style-name="T3">PAUL</text:span></text:p>
          </draw:text-box>
        </draw:frame>
        <draw:frame draw:style-name="gr47" draw:text-style-name="P21" draw:layer="layout" svg:width="3.6cm" svg:height="0.962cm" svg:x="71.646cm" svg:y="129.985cm">
          <draw:text-box>
            <text:p><text:span text:style-name="T3">PAUL</text:span></text:p>
          </draw:text-box>
        </draw:frame>
        <draw:frame draw:style-name="gr47" draw:text-style-name="P21" draw:layer="layout" svg:width="3.3cm" svg:height="0.962cm" svg:x="54.101cm" svg:y="119.401cm">
          <draw:text-box>
            <text:p><text:span text:style-name="T3">Trollune</text:span></text:p>
          </draw:text-box>
        </draw:frame>
        <draw:frame draw:style-name="gr50" draw:text-style-name="P21" draw:layer="layout" svg:width="5.235cm" svg:height="0.962cm" svg:x="38.065cm" svg:y="119.1cm">
          <draw:text-box>
            <text:p><text:span text:style-name="T3">L’Antre du Lord</text:span></text:p>
          </draw:text-box>
        </draw:frame>
        <draw:frame draw:style-name="gr50" draw:text-style-name="P21" draw:layer="layout" svg:width="5.235cm" svg:height="0.962cm" svg:x="37.611cm" svg:y="130.201cm">
          <draw:text-box>
            <text:p><text:span text:style-name="T3">L’Antre du Lord</text:span></text:p>
          </draw:text-box>
        </draw:frame>
        <draw:frame draw:style-name="gr51" draw:text-style-name="P21" draw:layer="layout" svg:width="5.8cm" svg:height="2.224cm" svg:x="28.331cm" svg:y="118.884cm">
          <draw:text-box>
            <text:p><text:span text:style-name="T3">Expo et Shooting Cosplay</text:span></text:p>
          </draw:text-box>
        </draw:frame>
        <draw:frame draw:style-name="gr51" draw:text-style-name="P21" draw:layer="layout" svg:width="5.8cm" svg:height="2.224cm" svg:x="28.011cm" svg:y="129.901cm">
          <draw:text-box>
            <text:p><text:span text:style-name="T3">Expo et Shooting Cosplay</text:span></text:p>
          </draw:text-box>
        </draw:frame>
        <draw:frame draw:style-name="gr49" draw:text-style-name="P21" draw:layer="layout" svg:width="4.9cm" svg:height="1.673cm" svg:x="53.211cm" svg:y="129.628cm">
          <draw:text-box>
            <text:p><text:span text:style-name="T3">Anime Import</text:span></text:p>
          </draw:text-box>
        </draw:frame>
        <draw:frame draw:style-name="gr49" draw:text-style-name="P21" draw:layer="layout" svg:width="4.7cm" svg:height="1.673cm" svg:x="19.7cm" svg:y="109.698cm">
          <draw:text-box>
            <text:p text:style-name="P22"><text:span text:style-name="T3">Ototo Manga</text:span></text:p>
          </draw:text-box>
        </draw:frame>
        <draw:frame draw:style-name="gr49" draw:text-style-name="P21" draw:layer="layout" svg:width="4.7cm" svg:height="1.673cm" svg:x="28.2cm" svg:y="109.625cm">
          <draw:text-box>
            <text:p text:style-name="P22"><text:span text:style-name="T3">Ototo Manga</text:span></text:p>
          </draw:text-box>
        </draw:fram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1T13:10:22.560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5H2M13S</meta:editing-duration>
    <meta:editing-cycles>35</meta:editing-cycles>
    <meta:document-statistic meta:object-count="3290"/>
    <meta:user-defined meta:name="category"/>
    <meta:user-defined meta:name="company"/>
    <meta:template xlink:type="simple" xlink:actuate="onRequest" xlink:title="HOMPLN_M.VSTX" xlink:href=""/>
  </office:meta>
</office:document-meta>
</file>